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_in</text:p>
          </table:table-cell>
          <table:table-cell office:value-type="string" calcext:value-type="string">
            <text:p>u_ou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2577" calcext:value-type="float">
            <text:p>2577</text:p>
          </table:table-cell>
          <table:table-cell table:formula="of:=[.C2]/[.B2]" office:value-type="float" office:value="8.42156862745098" calcext:value-type="float">
            <text:p>8.42156862745098</text:p>
          </table:table-cell>
          <table:table-cell table:formula="of:=20 * LOG10([.D2])" office:value-type="float" office:value="18.5078598413865" calcext:value-type="float">
            <text:p>18.5078598413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2465" calcext:value-type="float">
            <text:p>2465</text:p>
          </table:table-cell>
          <table:table-cell table:formula="of:=[.C3]/[.B3]" office:value-type="float" office:value="8.08196721311476" calcext:value-type="float">
            <text:p>8.08196721311476</text:p>
          </table:table-cell>
          <table:table-cell table:formula="of:=20 * LOG10([.D3])" office:value-type="float" office:value="18.1503416853293" calcext:value-type="float">
            <text:p>18.15034168532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3" calcext:value-type="float">
            <text:p>323</text:p>
          </table:table-cell>
          <table:table-cell office:value-type="float" office:value="522" calcext:value-type="float">
            <text:p>522</text:p>
          </table:table-cell>
          <table:table-cell table:formula="of:=[.C4]/[.B4]" office:value-type="float" office:value="1.61609907120743" calcext:value-type="float">
            <text:p>1.61609907120743</text:p>
          </table:table-cell>
          <table:table-cell table:formula="of:=20 * LOG10([.D4])" office:value-type="float" office:value="4.16935961342319" calcext:value-type="float">
            <text:p>4.169359613423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9" calcext:value-type="float">
            <text:p>319</text:p>
          </table:table-cell>
          <table:table-cell office:value-type="float" office:value="57.9" calcext:value-type="float">
            <text:p>57.9</text:p>
          </table:table-cell>
          <table:table-cell table:formula="of:=[.C5]/[.B5]" office:value-type="float" office:value="0.181504702194357" calcext:value-type="float">
            <text:p>0.181504702194357</text:p>
          </table:table-cell>
          <table:table-cell table:formula="of:=20 * LOG10([.D5])" office:value-type="float" office:value="-14.8222423865949" calcext:value-type="float">
            <text:p>-14.82224238659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7" calcext:value-type="float">
            <text:p>317</text:p>
          </table:table-cell>
          <table:table-cell office:value-type="float" office:value="6.1" calcext:value-type="float">
            <text:p>6.1</text:p>
          </table:table-cell>
          <table:table-cell table:formula="of:=[.C6]/[.B6]" office:value-type="float" office:value="0.0192429022082019" calcext:value-type="float">
            <text:p>0.0192429022082019</text:p>
          </table:table-cell>
          <table:table-cell table:formula="of:=20 * LOG10([.D6])" office:value-type="float" office:value="-34.3145885441397" calcext:value-type="float">
            <text:p>-34.31458854413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7" calcext:value-type="float">
            <text:p>317</text:p>
          </table:table-cell>
          <table:table-cell office:value-type="float" office:value="2.7" calcext:value-type="float">
            <text:p>2.7</text:p>
          </table:table-cell>
          <table:table-cell table:formula="of:=[.C7]/[.B7]" office:value-type="float" office:value="0.00851735015772871" calcext:value-type="float">
            <text:p>0.00851735015772871</text:p>
          </table:table-cell>
          <table:table-cell table:formula="of:=20 * LOG10([.D7])" office:value-type="float" office:value="-41.3939099611753" calcext:value-type="float">
            <text:p>-41.3939099611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1:48:49.434578062</meta:creation-date>
    <dc:date>2023-03-30T02:02:22.348803573</dc:date>
    <meta:editing-duration>PT9M24S</meta:editing-duration>
    <meta:editing-cycles>3</meta:editing-cycles>
    <meta:generator>LibreOffice/7.3.7.2$Linux_X86_64 LibreOffice_project/30$Build-2</meta:generator>
    <meta:document-statistic meta:table-count="1" meta:cell-count="35" meta:object-count="0"/>
  </office:meta>
</office:document-meta>
</file>